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codingException.Decoding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dingException.DecodingException( String msg , @ Nullable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